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263.99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143.55pt"/>
    </style:style>
    <style:style style:name="co8" style:family="table-column">
      <style:table-column-properties fo:break-before="auto" style:column-width="10.8pt"/>
    </style:style>
    <style:style style:name="co5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1.6pt"/>
    </style:style>
    <style:style style:name="co10" style:family="table-column">
      <style:table-column-properties fo:break-before="auto" style:column-width="20.81pt"/>
    </style:style>
    <style:style style:name="co11" style:family="table-column">
      <style:table-column-properties fo:break-before="auto" style:column-width="16.95pt"/>
    </style:style>
    <style:style style:name="co12" style:family="table-column">
      <style:table-column-properties fo:break-before="auto" style:column-width="10.01pt"/>
    </style:style>
    <style:style style:name="co13" style:family="table-column">
      <style:table-column-properties fo:break-before="auto" style:column-width="137.4pt"/>
    </style:style>
    <style:style style:name="co15" style:family="table-column">
      <style:table-column-properties fo:break-before="auto" style:column-width="32.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Source Code Pro" fo:font-size="11pt" style:font-size-asian="11pt" style:font-size-complex="11pt"/>
    </style:style>
    <style:style style:name="ce21" style:family="table-cell" style:parent-style-name="Default">
      <style:table-cell-properties fo:background-color="#ffb66c"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23" style:family="table-cell" style:parent-style-name="Default">
      <style:text-properties style:font-name="Source Code Pro" fo:font-size="11pt" style:font-size-asian="11pt" style:font-size-complex="11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Source Code Pro" fo:font-size="11pt" style:font-size-asian="11pt" style:font-size-complex="11pt"/>
    </style:style>
    <style:style style:name="ce12" style:family="table-cell" style:parent-style-name="Default">
      <style:table-cell-properties fo:background-color="#ffb66c"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14" style:family="table-cell" style:parent-style-name="Default">
      <style:text-properties style:font-name="Source Code Pro" fo:font-size="11pt" style:font-size-asian="11pt" style:font-size-complex="11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font-name="Source Code Pro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v3_to_csv" table:style-name="ta1">
        <table:table-column table:style-name="co1" table:default-cell-style-name="Default"/>
        <table:table-column table:style-name="co1" table:number-columns-repeated="11" table:default-cell-style-name="ce12"/>
        <table:table-column table:style-name="co2" table:default-cell-style-name="ce12"/>
        <table:table-column table:style-name="co3" table:default-cell-style-name="ce11"/>
        <table:table-column table:style-name="co4" table:default-cell-style-name="ce14"/>
        <table:table-row table:style-name="ro1">
          <table:table-cell/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{B|E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B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BE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BEG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-1" calcext:value-type="float">
            <text:p>-1</text:p>
          </table:table-cell>
          <table:table-cell table:style-name="ce11" office:value-type="string" calcext:value-type="string">
            <text:p>f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BEG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 office:value-type="float" office:value="-1" calcext:value-type="float">
            <text:p>-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1" office:value-type="string" calcext:value-type="string">
            <text:p>f2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END</text:p>
          </table:table-cell>
        </table:table-row>
        <table:table-row table:style-name="ro1" table:number-rows-repeated="3">
          <table:table-cell/>
          <table:table-cell table:style-name="ce11" table:number-columns-repeated="12"/>
          <table:table-cell table:style-name="ce14"/>
          <table:table-cell table:style-name="Default"/>
        </table:table-row>
        <table:table-row table:style-name="ro1">
          <table:table-cell/>
          <table:table-cell table:style-name="ce11" table:number-columns-repeated="12"/>
          <table:table-cell table:style-name="ce14"/>
          <table:table-cell table:style-name="Default"/>
        </table:table-row>
      </table:table>
      <table:table table:name="v3_to_csv_f" table:style-name="ta1">
        <table:table-column table:style-name="co1" table:number-columns-repeated="11" table:default-cell-style-name="ce12"/>
        <table:table-column table:style-name="co15" table:default-cell-style-name="ce12"/>
        <table:table-column table:style-name="co3" table:default-cell-style-name="ce11"/>
        <table:table-column table:style-name="co4" table:default-cell-style-name="ce14"/>
        <table:table-row table:style-name="ro1"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11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</text:p>
          </table:table-cell>
        </table:table-row>
        <table:table-row table:style-name="ro1">
          <table:table-cell table:number-columns-repeated="1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</text:p>
          </table:table-cell>
        </table:table-row>
        <table:table-row table:style-name="ro1">
          <table:table-cell table:number-columns-repeated="9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</text:p>
          </table:table-cell>
        </table:table-row>
        <table:table-row table:style-name="ro1">
          <table:table-cell table:number-columns-repeated="11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{B|E}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BE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BEG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BEGI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style-name="ce11" office:value-type="string" calcext:value-type="string">
            <text:p>f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BEGIN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EN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style-name="ce11" office:value-type="string" calcext:value-type="string">
            <text:p>f2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_SNIPPET_END</text:p>
          </table:table-cell>
        </table:table-row>
        <table:table-row table:style-name="ro1" table:number-rows-repeated="3">
          <table:table-cell table:style-name="ce11" table:number-columns-repeated="12"/>
          <table:table-cell table:style-name="ce14"/>
          <table:table-cell table:style-name="Default"/>
        </table:table-row>
        <table:table-row table:style-name="ro1">
          <table:table-cell table:style-name="ce11" table:number-columns-repeated="12"/>
          <table:table-cell table:style-name="ce14"/>
          <table:table-cell table:style-name="Default"/>
        </table:table-row>
      </table:table>
      <table:table table:name="v2" table:style-name="ta1">
        <table:table-column table:style-name="co6" table:default-cell-style-name="Default"/>
        <table:table-column table:style-name="co1" table:number-columns-repeated="11" table:default-cell-style-name="ce12"/>
        <table:table-column table:style-name="co1" table:default-cell-style-name="ce11"/>
        <table:table-column table:style-name="co7" table:default-cell-style-name="ce14"/>
        <table:table-row table:style-name="ro1">
          <table:table-cell/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#|B|E|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 office:value-type="float" office:value="-1" calcext:value-type="float">
            <text:p>-1</text:p>
          </table:table-cell>
          <table:table-cell/>
          <table:table-cell office:value-type="string" calcext:value-type="string">
            <text:p>#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13"/>
          <table:table-cell table:number-columns-repeated="9" office:value-type="float" office:value="-1" calcext:value-type="float">
            <text:p>-1</text:p>
          </table:table-cell>
          <table:table-cell/>
          <table:table-cell office:value-type="string" calcext:value-type="string">
            <text:p>#/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-1" calcext:value-type="float">
            <text:p>-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S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office:value-type="string" calcext:value-type="string">
            <text:p>S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-1" calcext:value-type="float">
            <text:p>-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SNI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 office:value-type="float" office:value="-1" calcext:value-type="float">
            <text:p>-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SNIP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6" office:value-type="float" office:value="-1" calcext:value-type="float">
            <text:p>-1</text:p>
          </table:table-cell>
          <table:table-cell/>
          <table:table-cell office:value-type="string" calcext:value-type="string">
            <text:p>SNIP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-1" calcext:value-type="float">
            <text:p>-1</text:p>
          </table:table-cell>
          <table:table-cell table:style-name="ce11"/>
          <table:table-cell/>
          <table:table-cell office:value-type="string" calcext:value-type="string">
            <text:p>SNIPPE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6" office:value-type="float" office:value="-1" calcext:value-type="float">
            <text:p>-1</text:p>
          </table:table-cell>
          <table:table-cell/>
          <table:table-cell office:value-type="string" calcext:value-type="string">
            <text:p>B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office:value-type="string" calcext:value-type="string">
            <text:p>BE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/>
          <table:table-cell office:value-type="string" calcext:value-type="string">
            <text:p>BEG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float" office:value="-1" calcext:value-type="float">
            <text:p>-1</text:p>
          </table:table-cell>
          <table:table-cell table:style-name="ce11"/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BEG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 office:value-type="float" office:value="-1" calcext:value-type="float">
            <text:p>-1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11"/>
          <table:table-cell table:number-columns-repeated="7" office:value-type="float" office:value="-1" calcext:value-type="float">
            <text:p>-1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1" table:number-rows-repeated="7">
          <table:table-cell table:style-name="ce15"/>
          <table:table-cell table:style-name="ce11" table:number-columns-repeated="11"/>
          <table:table-cell table:number-columns-repeated="2"/>
        </table:table-row>
        <table:table-row table:style-name="ro1">
          <table:table-cell table:style-name="ce15"/>
          <table:table-cell table:style-name="ce11" table:number-columns-repeated="11"/>
          <table:table-cell table:number-columns-repeated="2"/>
        </table:table-row>
      </table:table>
      <table:table table:name="v2_to_csv" table:style-name="ta1">
        <table:table-column table:style-name="co1" table:number-columns-repeated="11" table:default-cell-style-name="ce12"/>
        <table:table-column table:style-name="co1" table:default-cell-style-name="ce11"/>
        <table:table-column table:style-name="co7" table:default-cell-style-name="ce14"/>
        <table:table-row table:style-name="ro1"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4" office:value-type="float" office:value="-1" calcext:value-type="float">
            <text:p>-1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|B|E|S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3"/>
          <table:table-cell table:number-columns-repeated="9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#//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NI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NIP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NIPP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NIPPE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  <table:table-cell table:style-name="ce11"/>
          <table:table-cell office:value-type="string" calcext:value-type="string">
            <text:p>//</text:p>
          </table:table-cell>
          <table:table-cell office:value-type="string" calcext:value-type="string">
            <text:p>SNIPPET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EG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EGI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style-name="ce11"/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EGIN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style-name="ce11"/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END</text:p>
          </table:table-cell>
        </table:table-row>
        <table:table-row table:style-name="ro1" table:number-rows-repeated="7">
          <table:table-cell table:style-name="ce11" table:number-columns-repeated="11"/>
          <table:table-cell table:number-columns-repeated="2"/>
        </table:table-row>
        <table:table-row table:style-name="ro1">
          <table:table-cell table:style-name="ce11" table:number-columns-repeated="11"/>
          <table:table-cell table:number-columns-repeated="2"/>
        </table:table-row>
      </table:table>
      <table:table table:name="Sheet2_2" table:style-name="ta1">
        <table:table-column table:style-name="co1" table:number-columns-repeated="14" table:default-cell-style-name="ce12"/>
        <table:table-column table:style-name="co7" table:default-cell-style-name="ce14"/>
        <table:table-row table:style-name="ro1"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\n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3" office:value-type="float" office:value="-1" calcext:value-type="float">
            <text:p>-1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2" office:value-type="float" office:value="-1" calcext:value-type="float">
            <text:p>-1</text:p>
          </table:table-cell>
          <table:table-cell office:value-type="string" calcext:value-type="string">
            <text:p>#/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2" office:value-type="float" office:value="-1" calcext:value-type="float">
            <text:p>-1</text:p>
          </table:table-cell>
          <table:table-cell office:value-type="string" calcext:value-type="string">
            <text:p>#//</text:p>
          </table:table-cell>
        </table:table-row>
        <table:table-row table:style-name="ro1">
          <table:table-cell table:number-columns-repeated="11" office:value-type="float" office:value="-1" calcext:value-type="float">
            <text:p>-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#//_</text:p>
          </table:table-cell>
        </table:table-row>
        <table:table-row table:style-name="ro1">
          <table:table-cell table:number-columns-repeated="9" office:value-type="float" office:value="-1" calcext:value-type="float">
            <text:p>-1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#//_S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#//_SN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#//_SNI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#//_SNIP</text:p>
          </table:table-cell>
        </table:table-row>
        <table:table-row table:style-name="ro1">
          <table:table-cell table:number-columns-repeated="8" office:value-type="float" office:value="-1" calcext:value-type="float">
            <text:p>-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#//_SNIPP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string" calcext:value-type="string">
            <text:p>#//_SNIPPE</text:p>
          </table:table-cell>
        </table:table-row>
        <table:table-row table:style-name="ro1">
          <table:table-cell table:number-columns-repeated="10" office:value-type="float" office:value="-1" calcext:value-type="float">
            <text:p>-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#//_SNIPPET</text:p>
          </table:table-cell>
        </table:table-row>
        <table:table-row table:style-name="ro1">
          <table:table-cell table:number-columns-repeated="11" office:value-type="float" office:value="-1" calcext:value-type="float">
            <text:p>-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#//_SNIPPET_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#//_SNIPPET_(B|E)</text:p>
          </table:table-cell>
        </table:table-row>
        <table:table-row table:style-name="ro1">
          <table:table-cell table:number-columns-repeated="4" office:value-type="float" office:value="-1" calcext:value-type="float">
            <text:p>-1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string" calcext:value-type="string">
            <text:p>#//_SNIPPET_BE</text:p>
          </table:table-cell>
        </table:table-row>
        <table:table-row table:style-name="ro1">
          <table:table-cell table:number-columns-repeated="5" office:value-type="float" office:value="-1" calcext:value-type="float">
            <text:p>-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#//_SNIPPET_BEG</text:p>
          </table:table-cell>
        </table:table-row>
        <table:table-row table:style-name="ro1">
          <table:table-cell table:number-columns-repeated="6" office:value-type="float" office:value="-1" calcext:value-type="float">
            <text:p>-1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string" calcext:value-type="string">
            <text:p>#//_SNIPPET_BEGI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#//_SNIPPET_BEGIN</text:p>
          </table:table-cell>
        </table:table-row>
        <table:table-row table:style-name="ro1">
          <table:table-cell table:number-columns-repeated="11" office:value-type="float" office:value="-1" calcext:value-type="float">
            <text:p>-1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#//_SNIPPET_BEGIN_</text:p>
          </table:table-cell>
        </table:table-row>
        <table:table-row table:style-name="ro1">
          <table:table-cell table:number-columns-repeated="11" office:value-type="float" office:value="-1" calcext:value-type="float">
            <text:p>-1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SNP_BEGIN</text:p>
          </table:table-cell>
        </table:table-row>
        <table:table-row table:style-name="ro1">
          <table:table-cell table:number-columns-repeated="7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#//_SNIPPET_EN</text:p>
          </table:table-cell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string" calcext:value-type="string">
            <text:p>#//_SNIPPET_END</text:p>
          </table:table-cell>
        </table:table-row>
        <table:table-row table:style-name="ro1">
          <table:table-cell table:number-columns-repeated="11" office:value-type="float" office:value="-1" calcext:value-type="float">
            <text:p>-1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8" office:value-type="string" calcext:value-type="string">
            <text:p>E</text:p>
          </table:table-cell>
          <table:table-cell office:value-type="string" calcext:value-type="string">
            <text:p>SNP_END</text:p>
          </table:table-cell>
        </table:table-row>
        <table:table-row table:style-name="ro1">
          <table:table-cell table:number-columns-repeated="13" office:value-type="float" office:value="-1" calcext:value-type="float">
            <text:p>-1</text:p>
          </table:table-cell>
          <table:table-cell table:style-name="ce18" office:value-type="string" calcext:value-type="string">
            <text:p>E</text:p>
          </table:table-cell>
          <table:table-cell/>
        </table:table-row>
      </table:table>
      <table:table table:name="Sheet2" table:style-name="ta1">
        <table:table-column table:style-name="co1" table:default-cell-style-name="ce14"/>
        <table:table-column table:style-name="co8" table:default-cell-style-name="ce14"/>
        <table:table-column table:style-name="co1" table:number-columns-repeated="14" table:default-cell-style-name="ce12"/>
        <table:table-column table:style-name="co1" table:default-cell-style-name="ce13"/>
        <table:table-column table:style-name="co7" table:default-cell-style-name="ce14"/>
        <table:table-row table:style-name="ro1">
          <table:table-cell table:number-columns-repeated="2"/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\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13" office:value-type="float" office:value="-1" calcext:value-type="float">
            <text:p>-1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2" office:value-type="float" office:value="-1" calcext:value-type="float">
            <text:p>-1</text:p>
          </table:table-cell>
          <table:table-cell/>
          <table:table-cell office:value-type="string" calcext:value-type="string">
            <text:p>#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2" office:value-type="float" office:value="-1" calcext:value-type="float">
            <text:p>-1</text:p>
          </table:table-cell>
          <table:table-cell/>
          <table:table-cell office:value-type="string" calcext:value-type="string">
            <text:p>#/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11" office:value-type="float" office:value="-1" calcext:value-type="float">
            <text:p>-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#//_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9" office:value-type="float" office:value="-1" calcext:value-type="float">
            <text:p>-1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#//_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7" office:value-type="float" office:value="-1" calcext:value-type="float">
            <text:p>-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6" office:value-type="float" office:value="-1" calcext:value-type="float">
            <text:p>-1</text:p>
          </table:table-cell>
          <table:table-cell/>
          <table:table-cell office:value-type="string" calcext:value-type="string">
            <text:p>#//_S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6" office:value-type="float" office:value="-1" calcext:value-type="float">
            <text:p>-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 office:value-type="float" office:value="-1" calcext:value-type="float">
            <text:p>-1</text:p>
          </table:table-cell>
          <table:table-cell/>
          <table:table-cell office:value-type="string" calcext:value-type="string">
            <text:p>#//_SN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8" office:value-type="float" office:value="-1" calcext:value-type="float">
            <text:p>-1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office:value-type="string" calcext:value-type="string">
            <text:p>#//_SN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8" office:value-type="float" office:value="-1" calcext:value-type="float">
            <text:p>-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/>
          <table:table-cell office:value-type="string" calcext:value-type="string">
            <text:p>#//_SNIP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-1" calcext:value-type="float">
            <text:p>-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9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10" office:value-type="float" office:value="-1" calcext:value-type="float">
            <text:p>-1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11" office:value-type="float" office:value="-1" calcext:value-type="float">
            <text:p>-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style-name="ce13"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6" office:value-type="float" office:value="-1" calcext:value-type="float">
            <text:p>-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(B|E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4" office:value-type="float" office:value="-1" calcext:value-type="float">
            <text:p>-1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9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B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5" office:value-type="float" office:value="-1" calcext:value-type="float">
            <text:p>-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7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BE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-1" calcext:value-type="float">
            <text:p>-1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7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BEG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7" office:value-type="float" office:value="-1" calcext:value-type="float">
            <text:p>-1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6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BEG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11" office:value-type="float" office:value="-1" calcext:value-type="float">
            <text:p>-1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BEGIN_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11" office:value-type="float" office:value="-1" calcext:value-type="float">
            <text:p>-1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style-name="ce17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SNP_BEG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7" office:value-type="float" office:value="-1" calcext:value-type="float">
            <text:p>-1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6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-1" calcext:value-type="float">
            <text:p>-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" office:value-type="float" office:value="-1" calcext:value-type="float">
            <text:p>-1</text:p>
          </table:table-cell>
          <table:table-cell/>
          <table:table-cell office:value-type="string" calcext:value-type="string">
            <text:p>#//_SNIPPET_E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11" office:value-type="float" office:value="-1" calcext:value-type="float">
            <text:p>-1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8" office:value-type="string" calcext:value-type="string">
            <text:p>E</text:p>
          </table:table-cell>
          <table:table-cell/>
          <table:table-cell office:value-type="string" calcext:value-type="string">
            <text:p>SNP_E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13" office:value-type="float" office:value="-1" calcext:value-type="float">
            <text:p>-1</text:p>
          </table:table-cell>
          <table:table-cell table:style-name="ce18" office:value-type="string" calcext:value-type="string">
            <text:p>E</text:p>
          </table:table-cell>
          <table:table-cell table:number-columns-repeated="2"/>
        </table:table-row>
      </table:table>
      <table:table table:name="Sheet1" table:style-name="ta1">
        <table:table-column table:style-name="co5" table:default-cell-style-name="ce14"/>
        <table:table-column table:style-name="co8" table:default-cell-style-name="ce14"/>
        <table:table-column table:style-name="co9" table:number-columns-repeated="12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5" table:number-columns-repeated="46" table:default-cell-style-name="ce14"/>
        <table:table-row table:style-name="ro1">
          <table:table-cell table:number-columns-repeated="2"/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\n</text:p>
          </table:table-cell>
          <table:table-cell table:style-name="ce10" office:value-type="float" office:value="0" calcext:value-type="float">
            <text:p>0</text:p>
          </table:table-cell>
          <table:table-cell table:style-name="ce13"/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table:number-columns-repeated="14"/>
          <table:table-cell office:value-type="string" calcext:value-type="string">
            <text:p>#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number-columns-repeated="13"/>
          <table:table-cell office:value-type="string" calcext:value-type="string">
            <text:p>#/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number-columns-repeated="13"/>
          <table:table-cell office:value-type="string" calcext:value-type="string">
            <text:p>#//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3" table:number-columns-repeated="11"/>
          <table:table-cell table:style-name="ce13" office:value-type="float" office:value="4" calcext:value-type="float">
            <text:p>4</text:p>
          </table:table-cell>
          <table:table-cell table:style-name="ce13" table:number-columns-repeated="3"/>
          <table:table-cell office:value-type="string" calcext:value-type="string">
            <text:p>#//_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3" table:number-columns-repeated="9"/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table:number-columns-repeated="3"/>
          <table:table-cell office:value-type="string" calcext:value-type="string">
            <text:p>#//_S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3" table:number-columns-repeated="7"/>
          <table:table-cell table:style-name="ce13" office:value-type="float" office:value="6" calcext:value-type="float">
            <text:p>6</text:p>
          </table:table-cell>
          <table:table-cell table:style-name="ce13" table:number-columns-repeated="7"/>
          <table:table-cell office:value-type="string" calcext:value-type="string">
            <text:p>#//_SN</text:p>
          </table:table-cell>
          <table:table-cell table:number-columns-repeated="4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3" table:number-columns-repeated="6"/>
          <table:table-cell table:style-name="ce13" office:value-type="float" office:value="7" calcext:value-type="float">
            <text:p>7</text:p>
          </table:table-cell>
          <table:table-cell table:style-name="ce13" table:number-columns-repeated="8"/>
          <table:table-cell office:value-type="string" calcext:value-type="string">
            <text:p>#//_SNI</text:p>
          </table:table-cell>
          <table:table-cell table:number-columns-repeated="4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3" table:number-columns-repeated="8"/>
          <table:table-cell table:style-name="ce13" office:value-type="float" office:value="8" calcext:value-type="float">
            <text:p>8</text:p>
          </table:table-cell>
          <table:table-cell table:style-name="ce13" table:number-columns-repeated="6"/>
          <table:table-cell office:value-type="string" calcext:value-type="string">
            <text:p>#//_SNIP</text:p>
          </table:table-cell>
          <table:table-cell table:number-columns-repeated="4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3" table:number-columns-repeated="8"/>
          <table:table-cell table:style-name="ce13" office:value-type="float" office:value="9" calcext:value-type="float">
            <text:p>9</text:p>
          </table:table-cell>
          <table:table-cell table:style-name="ce13" table:number-columns-repeated="6"/>
          <table:table-cell office:value-type="string" calcext:value-type="string">
            <text:p>#//_SNIPP</text:p>
          </table:table-cell>
          <table:table-cell table:number-columns-repeated="4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3" table:number-columns-repeated="4"/>
          <table:table-cell table:style-name="ce13" office:value-type="float" office:value="10" calcext:value-type="float">
            <text:p>10</text:p>
          </table:table-cell>
          <table:table-cell table:style-name="ce13" table:number-columns-repeated="10"/>
          <table:table-cell office:value-type="string" calcext:value-type="string">
            <text:p>#//_SNIPPE</text:p>
          </table:table-cell>
          <table:table-cell table:number-columns-repeated="4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3" table:number-columns-repeated="10"/>
          <table:table-cell table:style-name="ce13" office:value-type="float" office:value="11" calcext:value-type="float">
            <text:p>11</text:p>
          </table:table-cell>
          <table:table-cell table:style-name="ce13" table:number-columns-repeated="4"/>
          <table:table-cell office:value-type="string" calcext:value-type="string">
            <text:p>#//_SNIPPET</text:p>
          </table:table-cell>
          <table:table-cell table:number-columns-repeated="4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13" table:number-columns-repeated="11"/>
          <table:table-cell table:style-name="ce13" office:value-type="float" office:value="12" calcext:value-type="float">
            <text:p>12</text:p>
          </table:table-cell>
          <table:table-cell table:style-name="ce13" table:number-columns-repeated="3"/>
          <table:table-cell office:value-type="string" calcext:value-type="string">
            <text:p>#//_SNIPPET_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13" table:number-columns-repeated="6"/>
          <table:table-cell table:style-name="ce13" office:value-type="float" office:value="12" calcext:value-type="float">
            <text:p>12</text:p>
          </table:table-cell>
          <table:table-cell table:style-name="ce13" table:number-columns-repeated="3"/>
          <table:table-cell office:value-type="string" calcext:value-type="string">
            <text:p>#//_SNIPPET_(B|E)</text:p>
          </table:table-cell>
          <table:table-cell table:number-columns-repeated="4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3" table:number-columns-repeated="4"/>
          <table:table-cell table:style-name="ce13" office:value-type="float" office:value="14" calcext:value-type="float">
            <text:p>14</text:p>
          </table:table-cell>
          <table:table-cell table:style-name="ce13" table:number-columns-repeated="10"/>
          <table:table-cell office:value-type="string" calcext:value-type="string">
            <text:p>#//_SNIPPET_BE</text:p>
          </table:table-cell>
          <table:table-cell table:number-columns-repeated="4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3" table:number-columns-repeated="5"/>
          <table:table-cell table:style-name="ce13" office:value-type="float" office:value="15" calcext:value-type="float">
            <text:p>15</text:p>
          </table:table-cell>
          <table:table-cell table:style-name="ce13" table:number-columns-repeated="9"/>
          <table:table-cell office:value-type="string" calcext:value-type="string">
            <text:p>#//_SNIPPET_BEG</text:p>
          </table:table-cell>
          <table:table-cell table:number-columns-repeated="4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13" table:number-columns-repeated="6"/>
          <table:table-cell table:style-name="ce13" office:value-type="float" office:value="16" calcext:value-type="float">
            <text:p>16</text:p>
          </table:table-cell>
          <table:table-cell table:style-name="ce13" table:number-columns-repeated="8"/>
          <table:table-cell office:value-type="string" calcext:value-type="string">
            <text:p>#//_SNIPPET_BEGI</text:p>
          </table:table-cell>
          <table:table-cell table:number-columns-repeated="4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3" table:number-columns-repeated="7"/>
          <table:table-cell table:style-name="ce13" office:value-type="float" office:value="17" calcext:value-type="float">
            <text:p>17</text:p>
          </table:table-cell>
          <table:table-cell table:style-name="ce13" table:number-columns-repeated="7"/>
          <table:table-cell office:value-type="string" calcext:value-type="string">
            <text:p>#//_SNIPPET_BEGIN</text:p>
          </table:table-cell>
          <table:table-cell table:number-columns-repeated="4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3" table:number-columns-repeated="11"/>
          <table:table-cell table:style-name="ce16" office:value-type="float" office:value="18" calcext:value-type="float">
            <text:p>18</text:p>
          </table:table-cell>
          <table:table-cell table:style-name="ce13" table:number-columns-repeated="3"/>
          <table:table-cell office:value-type="string" calcext:value-type="string">
            <text:p>#//_SNIPPET_BEGIN_</text:p>
          </table:table-cell>
          <table:table-cell table:number-columns-repeated="4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13"/>
          <table:table-cell table:style-name="Default" table:number-columns-repeated="10"/>
          <table:table-cell table:style-name="ce16" office:value-type="float" office:value="18" calcext:value-type="float">
            <text:p>18</text:p>
          </table:table-cell>
          <table:table-cell table:style-name="Default"/>
          <table:table-cell table:style-name="ce17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SNP_BEGIN</text:p>
          </table:table-cell>
          <table:table-cell table:number-columns-repeated="4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3" table:number-columns-repeated="7"/>
          <table:table-cell table:style-name="ce13" office:value-type="float" office:value="20" calcext:value-type="float">
            <text:p>20</text:p>
          </table:table-cell>
          <table:table-cell table:style-name="ce13" table:number-columns-repeated="7"/>
          <table:table-cell office:value-type="string" calcext:value-type="string">
            <text:p>#//_SNIPPET_EN</text:p>
          </table:table-cell>
          <table:table-cell table:number-columns-repeated="4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3" table:number-columns-repeated="3"/>
          <table:table-cell table:style-name="ce16" office:value-type="float" office:value="21" calcext:value-type="float">
            <text:p>21</text:p>
          </table:table-cell>
          <table:table-cell table:style-name="ce13" table:number-columns-repeated="11"/>
          <table:table-cell office:value-type="string" calcext:value-type="string">
            <text:p>#//_SNIPPET_END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3" table:number-columns-repeated="11"/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8" office:value-type="string" calcext:value-type="string">
            <text:p>E</text:p>
          </table:table-cell>
          <table:table-cell table:style-name="ce13"/>
          <table:table-cell office:value-type="string" calcext:value-type="string">
            <text:p>SNP_END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3" table:number-columns-repeated="13"/>
          <table:table-cell table:style-name="ce18" office:value-type="string" calcext:value-type="string">
            <text:p>E</text:p>
          </table:table-cell>
          <table:table-cell table:style-name="ce13"/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13" table:number-columns-repeated="15"/>
          <table:table-cell table:number-columns-repeated="4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0:13:16.342481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4T06:53:39.151123838</meta:creation-date>
    <dc:date>2019-08-24T10:13:48.055167819</dc:date>
    <meta:editing-duration>P5DT18H7M9S</meta:editing-duration>
    <meta:editing-cycles>10</meta:editing-cycles>
    <meta:generator>LibreOffice/6.3.0.4$Linux_X86_64 LibreOffice_project/30$Build-4</meta:generator>
    <meta:document-statistic meta:table-count="7" meta:cell-count="1828" meta:object-count="0"/>
  </office:meta>
</office:document-meta>
</file>